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25979e" officeooo:paragraph-rsid="0025979e" style:font-style-asian="normal" style:font-weight-asian="normal" style:font-style-complex="normal" style:font-weight-complex="normal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201837" officeooo:paragraph-rsid="0025979e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25979e" officeooo:paragraph-rsid="0025979e" style:font-style-asian="normal" style:font-weight-asian="normal" style:font-style-complex="normal" style:font-weight-complex="normal"/>
    </style:style>
    <style:style style:name="P5" style:family="paragraph" style:parent-style-name="Text_20_body" style:list-style-name="L2">
      <style:paragraph-properties fo:text-align="justify" style:justify-single-word="false"/>
      <style:text-properties fo:font-style="normal" style:text-underline-style="none" fo:font-weight="normal" officeooo:rsid="0025979e" officeooo:paragraph-rsid="0025979e" style:font-style-asian="normal" style:font-weight-asian="normal" style:font-style-complex="normal" style:font-weight-complex="normal"/>
    </style:style>
    <style:style style:name="P6" style:family="paragraph" style:parent-style-name="Text_20_body" style:list-style-name="L2">
      <style:paragraph-properties fo:text-align="justify" style:justify-single-word="false"/>
      <style:text-properties fo:font-style="normal" style:text-underline-style="none" fo:font-weight="normal" officeooo:rsid="0025979e" officeooo:paragraph-rsid="00261a50" style:font-style-asian="normal" style:font-weight-asian="normal" style:font-style-complex="normal" style:font-weight-complex="normal"/>
    </style:style>
    <style:style style:name="P7" style:family="paragraph" style:parent-style-name="Text_20_body" style:list-style-name="L2">
      <style:paragraph-properties fo:line-height="100%" fo:text-align="justify" style:justify-single-word="false"/>
      <style:text-properties fo:font-style="normal" style:text-underline-style="none" fo:font-weight="normal" officeooo:rsid="0025979e" officeooo:paragraph-rsid="0025979e" style:font-style-asian="normal" style:font-weight-asian="normal" style:font-style-complex="normal" style:font-weight-complex="normal"/>
    </style:style>
    <style:style style:name="P8" style:family="paragraph" style:parent-style-name="Text_20_body" style:list-style-name="L2">
      <style:paragraph-properties fo:text-align="justify" style:justify-single-word="false"/>
      <style:text-properties fo:font-style="normal" style:text-underline-style="none" fo:font-weight="normal" officeooo:rsid="00261a50" officeooo:paragraph-rsid="00261a50" style:font-style-asian="normal" style:font-weight-asian="normal" style:font-style-complex="normal" style:font-weight-complex="normal"/>
    </style:style>
    <style:style style:name="T1" style:family="text">
      <style:text-properties officeooo:rsid="00204c02"/>
    </style:style>
    <style:style style:name="T2" style:family="text">
      <style:text-properties officeooo:rsid="0025979e"/>
    </style:style>
    <style:style style:name="T3" style:family="text">
      <style:text-properties officeooo:rsid="00261a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ema 5: JAVASCRIPT</text:p>
      <text:p text:style-name="Text_20_body"/>
      <text:p text:style-name="Text_20_body">5.1 Qué es Javascript</text:p>
      <text:p text:style-name="Text_20_body"/>
      <text:p text:style-name="Text_20_body">Es un lenguaje de script que suele embeberse en código HTML. Es un lenguaje interpretado que interactúa con código HTML.</text:p>
      <text:p text:style-name="Text_20_body"/>
      <text:p text:style-name="Text_20_body">5.<text:span text:style-name="T1">2 Características</text:span></text:p>
      <text:list xml:id="list2547479631" text:style-name="L1">
        <text:list-item>
          <text:p text:style-name="P2"><text:s/><text:span text:style-name="T1">Es un lenguaje orientado <text:s/>a eventos: Significa que según una determinada condición, se puede ejecutar un fragmento de código especifico.</text:span></text:p>
        </text:list-item>
      </text:list>
      <text:p text:style-name="Text_20_body"/>
      <text:p text:style-name="Text_20_body"><text:line-break/><text:span text:style-name="T1">Do{</text:span></text:p>
      <text:p text:style-name="Text_20_body">scanf(“%d”,&amp;opcion);<text:span text:style-name="T2">Her</text:span></text:p>
      <text:p text:style-name="Text_20_body">switch(opcion)</text:p>
      <text:p text:style-name="Text_20_body">{</text:p>
      <text:p text:style-name="Text_20_body">case 1: ssssss</text:p>
      <text:p text:style-name="Text_20_body"><text:tab/>break;</text:p>
      <text:p text:style-name="Text_20_body">case 2: ssssss</text:p>
      <text:p text:style-name="Text_20_body"><text:tab/>break;</text:p>
      <text:p text:style-name="Text_20_body">case 3: ssssss</text:p>
      <text:p text:style-name="Text_20_body"><text:tab/>break;</text:p>
      <text:p text:style-name="Text_20_body">case 4: ssssss</text:p>
      <text:p text:style-name="Text_20_body"><text:tab/>break;</text:p>
      <text:p text:style-name="Text_20_body"><text:tab/>}</text:p>
      <text:p text:style-name="Text_20_body">}</text:p>
      <text:p text:style-name="Text_20_body"/>
      <text:p text:style-name="Text_20_body">Onclick:”hola”, OnMouseover=”aaaa”</text:p>
      <text:p text:style-name="Text_20_body"/>
      <text:list xml:id="list104211934727768" text:continue-numbering="true" text:style-name="L1">
        <text:list-item>
          <text:p text:style-name="P2"><text:s/><text:span text:style-name="T1">Es puede leer y escribir sobre elementos HTML.</text:span></text:p>
        </text:list-item>
        <text:list-item>
          <text:p text:style-name="P2"><text:soft-page-break/>Se puede usar como validador de datos: Antes de enviar los datos de un formulario al servidor se pueden procesar los datos existentes en HTML: contraseñas, datos <text:s/>de dirección, teléfono,etc.</text:p>
        </text:list-item>
        <text:list-item>
          <text:p text:style-name="P2">Herramientas de programación: <text:span text:style-name="T2">Contienen elementos propios de lenguaje de programación: bucles, alternativas, variables, funciones, etc.</text:span></text:p>
          <text:p text:style-name="P1"/>
        </text:list-item>
      </text:list>
      <text:p text:style-name="P3">5.<text:span text:style-name="T2">3 Como escribir código Javascript en HTML:</text:span></text:p>
      <text:p text:style-name="P4">Para añadir <text:span text:style-name="T3">código</text:span> Javascript en HTML. Hay que tener en cuenta:</text:p>
      <text:list xml:id="list2483848394" text:style-name="L2">
        <text:list-item>
          <text:p text:style-name="P5">Ubicación del <text:span text:style-name="T3">código.</text:span></text:p>
        </text:list-item>
        <text:list-item>
          <text:p text:style-name="P5"><text:span text:style-name="T3">Definición</text:span> del <text:span text:style-name="T3">código.</text:span></text:p>
          <text:p text:style-name="P6">5.3.1 Ubicación del <text:span text:style-name="T3">código</text:span>: Se puede incluir en:</text:p>
        </text:list-item>
        <text:list-item>
          <text:p text:style-name="P7">head: <text:span text:style-name="T3">Opción por defecto de carga de Javascript.</text:span></text:p>
        </text:list-item>
        <text:list-item>
          <text:p text:style-name="P7">body: <text:span text:style-name="T3">Si se escribe em body, es <text:s/>recomendable incluilo al final. Ya que el interprete cargara el scrip al finalizar el interpretado completo del documento <text:s/>existente en el body.</text:span></text:p>
          <text:p text:style-name="P6">5.3.<text:span text:style-name="T3">2</text:span> <text:span text:style-name="T3">Definición del</text:span> <text:span text:style-name="T3">código</text:span>: <text:span text:style-name="T3">El codigo puede estar:</text:span></text:p>
        </text:list-item>
        <text:list-item>
          <text:p text:style-name="P8">Mismos fichero que el documento HTML(in-line)</text:p>
          <text:p text:style-name="P8">&lt;script type="text/javascript"&gt;</text:p>
          <text:p text:style-name="P8"><text:tab/><text:tab/>alert("body: cargando javascript");</text:p>
          <text:p text:style-name="P8">&lt;/script&gt;</text:p>
        </text:list-item>
        <text:list-item>
          <text:p text:style-name="P8">Fichero diferenciado .js codigo javascripr <text:s/>(off-line)</text:p>
          <text:p text:style-name="P8">&lt;script type="text/javascript" src=”fichero”&gt;</text:p>
          <text:p text:style-name="P8"><text:tab/><text:tab/>alert("body: cargando javascript");</text:p>
          <text:p text:style-name="P8">&lt;/script&gt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8:59:38.621223828</meta:creation-date>
    <dc:date>2018-04-19T10:42:11.836963308</dc:date>
    <meta:editing-duration>PT51M43S</meta:editing-duration>
    <meta:editing-cycles>4</meta:editing-cycles>
    <meta:generator>LibreOffice/5.4.0.3$Linux_X86_64 LibreOffice_project/40m0$Build-3</meta:generator>
    <meta:document-statistic meta:table-count="0" meta:image-count="0" meta:object-count="0" meta:page-count="2" meta:paragraph-count="40" meta:word-count="247" meta:character-count="1610" meta:non-whitespace-character-count="1404"/>
  </office:meta>
</office:document-meta>
</file>